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cc4" officeooo:paragraph-rsid="000ddcc4"/>
    </style:style>
    <style:style style:name="P2" style:family="paragraph" style:parent-style-name="Standard">
      <style:paragraph-properties fo:text-align="center" style:justify-single-word="false"/>
      <style:text-properties officeooo:rsid="000ddcc4" officeooo:paragraph-rsid="000ddc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oratório de Genômica Estrutural e Funcional</text:p>
      <text:p text:style-name="P1"/>
      <text:p text:style-name="P1">Iniciadores</text:p>
      <text:p text:style-name="P1"/>
      <text:p text:style-name="P1">Planejando a análise da expressão gênica das CDSs de proteases de MHP e MFLOC através de quantitative reverse transcription polymerase chain reaction (qRT-PCR).</text:p>
      <text:p text:style-name="P1">Os genes alvos selecionados foram:</text:p>
      <text:p text:style-name="P1">MHP7448_RS00780-MFC_RS01885 &gt; Putative trypsin-like protease</text:p>
      <text:p text:style-name="P1">MHP7448_RS01965-MFC_RS01350 &gt; Putative trypsin-like protease</text:p>
      <text:p text:style-name="P1">MHP7448_RS02535-MFC_RS02885 &gt; Leucyl aminopeptidase family protein</text:p>
      <text:p text:style-name="P1">MHP7448_RS02825-MFC_RS01090 &gt; Oligoendopeptidase F</text:p>
      <text:p text:style-name="P1">MHP7448_RS02840-MFC_RS01070 &gt; Endopeptidase La</text:p>
      <text:p text:style-name="P1"/>
      <text:p text:style-name="P1">Os genes normalizadores escolhidos foram:</text:p>
      <text:p text:style-name="P1">MHP7448_RS00150-MFC_RS02355 &gt; GatB (Li, 2022)</text:p>
      <text:p text:style-name="P1">MHP7448_RS00200-MFC_RS02425 &gt; RecA (Moitinho-Silva, 2013)</text:p>
      <text:p text:style-name="P1">MHP7448_RS01835-Non_ortholog &gt; Hypothetical protein (MHP7448_0333) (Mointinho-Silva, 2012)</text:p>
      <text:p text:style-name="P1"/>
      <text:p text:style-name="P1">Parâmetros preditos in silico:</text:p>
      <text:p text:style-name="P1">Melting temperature &gt; 55ºC &gt; Primers efficiency was determined by LingRegPCR v2017.1 software.</text:p>
      <text:p text:style-name="P1">Os primers para cada um dos genes já foi encomendado. Prazo de entrega de 15 a 20 di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4:13:53.411130112</meta:creation-date>
    <dc:date>2024-04-18T17:43:41.360934001</dc:date>
    <meta:editing-duration>PT3H16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16" meta:character-count="977" meta:non-whitespace-character-count="877"/>
  </office:meta>
</office:document-meta>
</file>